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b102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4b102"/>
    </style:style>
    <style:style style:name="P5" style:family="paragraph" style:parent-style-name="Standard">
      <style:paragraph-properties fo:text-align="start" style:justify-single-word="false"/>
      <style:text-properties officeooo:rsid="0014b102" officeooo:paragraph-rsid="0014b102"/>
    </style:style>
    <style:style style:name="P6" style:family="paragraph" style:parent-style-name="Standard">
      <style:paragraph-properties fo:text-align="start" style:justify-single-word="false"/>
      <style:text-properties fo:font-size="22pt" officeooo:rsid="0014b102" officeooo:paragraph-rsid="0014b102" style:font-size-asian="22pt" style:font-size-complex="2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14b102" officeooo:paragraph-rsid="0014b102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paragraph-rsid="0014b102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officeooo:rsid="0014b10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officeooo:rsid="0014b102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4b102" style:font-size-asian="20pt" style:font-size-complex="20pt"/>
    </style:style>
    <style:style style:name="T6" style:family="text">
      <style:text-properties style:font-name="sans-serif" fo:font-size="22pt" officeooo:rsid="0014b102" style:font-size-asian="22pt" style:font-size-complex="22pt"/>
    </style:style>
    <style:style style:name="T7" style:family="text">
      <style:text-properties style:font-name="F" fo:font-size="22pt" officeooo:rsid="0014b102" style:font-size-asian="22pt" style:font-size-complex="22pt"/>
    </style:style>
    <style:style style:name="T8" style:family="text">
      <style:text-properties fo:font-variant="normal" fo:text-transform="none" fo:font-size="20pt" fo:letter-spacing="normal" fo:font-style="normal" fo:font-weight="normal" officeooo:rsid="0014b102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3">ABSTRACT</text:span></text:p>
      <text:p text:style-name="P2"><text:tab/></text:p>
      <text:p text:style-name="P2"><text:span text:style-name="T3">AIRLINE BOOKING</text:span></text:p>
      <text:p text:style-name="P3"/>
      <text:p text:style-name="P4"><text:span text:style-name="T1"><text:tab/></text:span></text:p>
      <text:p text:style-name="P4"><text:span text:style-name="T8"><text:tab/><text:tab/>Airline reservation System is a computerized system used to store and retrieve <text:s/>information and conduct transactions related to air travel. The project is aimed at exposing the relevance and importance of Airline Reservation System. </text:span><text:span text:style-name="T5">Airline Booking project is used to book the flight tickets according to your need and specifications. And used to check the ticket status and cancel the tickets.</text:span></text:p>
      <text:p text:style-name="P4"><text:span text:style-name="T8"><text:tab/><text:tab/>The system allows the airline passenger to search for flights that are available between the two travel cities ,namely departure city and arrival city.</text:span></text:p>
      <text:p text:style-name="P8"><text:span text:style-name="T5">The system displays all the flight’s details such as </text:span></text:p>
      <text:p text:style-name="P4"><text:span text:style-name="T8">flight number, flight name, price and duration of journey and etc..</text:span></text:p>
      <text:p text:style-name="P4"><text:span text:style-name="T8"/></text:p>
      <text:p text:style-name="P4"><text:span text:style-name="T3">Features :</text:span></text:p>
      <text:p text:style-name="P5"><text:span text:style-name="T2"/></text:p>
      <text:list xml:id="list6876223977571364330" text:style-name="L1">
        <text:list-item>
          <text:p text:style-name="P7">New Ticket Booking</text:p>
        </text:list-item>
        <text:list-item>
          <text:p text:style-name="P7">Check the Ticket Status</text:p>
        </text:list-item>
        <text:list-item>
          <text:p text:style-name="P7">Cancel the booked tickets</text:p>
        </text:list-item>
        <text:list-item>
          <text:p text:style-name="P7">Check the available flight according to user need and specifications</text:p>
        </text:list-item>
      </text:list>
      <text:p text:style-name="P5"><text:span text:style-name="T2"/></text:p>
      <text:p text:style-name="P6">Team Member :</text:p>
      <text:p text:style-name="P6"/>
      <text:p text:style-name="P6">S.P.Hariharan</text:p>
      <text:p text:style-name="P5"><text:soft-page-break/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2:19:26.751000000</meta:creation-date>
    <dc:date>2019-05-21T12:34:51.283000000</dc:date>
    <meta:editing-duration>PT3S</meta:editing-duration>
    <meta:editing-cycles>1</meta:editing-cycles>
    <meta:document-statistic meta:table-count="0" meta:image-count="0" meta:object-count="0" meta:page-count="2" meta:paragraph-count="15" meta:word-count="139" meta:character-count="868" meta:non-whitespace-character-count="738"/>
    <meta:generator>LibreOffice/4.1.3.2$Windows_x86 LibreOffice_project/70feb7d99726f064edab4605a8ab840c50ec57a</meta:generator>
  </office:meta>
</office:document-meta>
</file>